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rsid="0003fb64" officeooo:paragraph-rsid="0003fb64"/>
    </style:style>
    <style:style style:name="P2" style:family="paragraph" style:parent-style-name="Standard">
      <style:text-properties officeooo:rsid="00052479" officeooo:paragraph-rsid="00052479"/>
    </style:style>
    <style:style style:name="P3" style:family="paragraph" style:parent-style-name="Standard">
      <style:text-properties officeooo:rsid="000571fa" officeooo:paragraph-rsid="000571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TACKS</text:h>
      <text:p text:style-name="P1"/>
      <text:p text:style-name="Standard">LIFO data structure</text:p>
      <text:p text:style-name="P2"/>
      <text:p text:style-name="P2"/>
      <text:p text:style-name="Preformatted_20_Text">STACK-EMPTY(S)</text:p>
      <text:p text:style-name="Preformatted_20_Text">1:<text:tab/>if S.top == 0</text:p>
      <text:p text:style-name="Preformatted_20_Text">2:<text:tab/><text:tab/>return TRUE</text:p>
      <text:p text:style-name="Preformatted_20_Text">3:<text:tab/>else</text:p>
      <text:p text:style-name="Preformatted_20_Text">4:<text:tab/><text:tab/>return FALSE</text:p>
      <text:p text:style-name="Preformatted_20_Text"/>
      <text:p text:style-name="Preformatted_20_Text">PUSH(S, x)</text:p>
      <text:p text:style-name="Preformatted_20_Text">1:<text:tab/>S.top = S.top +1</text:p>
      <text:p text:style-name="Preformatted_20_Text">2:<text:tab/>S[S.top] = x</text:p>
      <text:p text:style-name="Preformatted_20_Text"/>
      <text:p text:style-name="Preformatted_20_Text">POP(S)</text:p>
      <text:p text:style-name="Preformatted_20_Text">1:<text:tab/>if STACK-EMPTY(S)</text:p>
      <text:p text:style-name="Preformatted_20_Text">2:<text:tab/><text:tab/>error “underflow”</text:p>
      <text:p text:style-name="Preformatted_20_Text">3:<text:tab/>else S.top = S.top -1</text:p>
      <text:p text:style-name="Preformatted_20_Text">4:<text:tab/><text:tab/>return S[S.top+1]</text:p>
      <text:p text:style-name="P2"/>
      <text:p text:style-name="P2"/>
      <text:p text:style-name="P2"/>
      <text:p text:style-name="P3">Time Cost generally O(1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fo:font-size="14pt" officeooo:rsid="00052479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4pt" style:font-name-asian="Noto Sans Mono CJK SC" style:font-family-asian="'Noto Sans Mono CJK SC'" style:font-family-generic-asian="modern" style:font-pitch-asian="fixed" style:font-size-asian="14pt" style:font-name-complex="Liberation Mono" style:font-family-complex="'Liberation Mono'" style:font-family-generic-complex="modern" style:font-pitch-complex="fixed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6:39:32.136847365</meta:creation-date>
    <dc:date>2023-03-01T17:06:29.484732131</dc:date>
    <meta:editing-duration>PT3M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49" meta:character-count="253" meta:non-whitespace-character-count="216"/>
  </office:meta>
</office:document-meta>
</file>